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 Medium" svg:font-family="'Fira Code Medium', 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896in" style:rel-column-width="9362*"/>
    </style:style>
    <style:style style:name="Table2.G" style:family="table-column">
      <style:table-column-properties style:column-width="0.9896in" style:rel-column-width="936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1542in" style:rel-column-width="10922*"/>
    </style:style>
    <style:style style:name="Table3.F" style:family="table-column">
      <style:table-column-properties style:column-width="1.1542in" style:rel-column-width="1092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3847in" style:rel-column-width="1310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E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3847in" style:rel-column-width="13107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E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3.4625in" style:rel-column-width="32767*"/>
    </style:style>
    <style:style style:name="Table11.B" style:family="table-column">
      <style:table-column-properties style:column-width="3.4625in" style:rel-column-width="3276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0.9896in" style:rel-column-width="9362*"/>
    </style:style>
    <style:style style:name="Table12.G" style:family="table-column">
      <style:table-column-properties style:column-width="0.9896in" style:rel-column-width="9363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G1" style:family="table-cell">
      <style:table-cell-properties fo:padding="0.0382in" fo:border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0.9896in" style:rel-column-width="9362*"/>
    </style:style>
    <style:style style:name="Table13.G" style:family="table-column">
      <style:table-column-properties style:column-width="0.9896in" style:rel-column-width="9363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G1" style:family="table-cell">
      <style:table-cell-properties fo:padding="0.0382in" fo:border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1.1542in" style:rel-column-width="10922*"/>
    </style:style>
    <style:style style:name="Table14.F" style:family="table-column">
      <style:table-column-properties style:column-width="1.1542in" style:rel-column-width="1092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F1" style:family="table-cell">
      <style:table-cell-properties fo:padding="0.0382in" fo:border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1.7313in" style:rel-column-width="16383*"/>
    </style:style>
    <style:style style:name="Table17.D" style:family="table-column">
      <style:table-column-properties style:column-width="1.7313in" style:rel-column-width="16386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D1" style:family="table-cell">
      <style:table-cell-properties fo:padding="0.0382in" fo:border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1.7313in" style:rel-column-width="16383*"/>
    </style:style>
    <style:style style:name="Table18.D" style:family="table-column">
      <style:table-column-properties style:column-width="1.7313in" style:rel-column-width="16386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D1" style:family="table-cell">
      <style:table-cell-properties fo:padding="0.0382in" fo:border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1.3847in" style:rel-column-width="13107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E1" style:family="table-cell">
      <style:table-cell-properties fo:padding="0.0382in" fo:border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1.3847in" style:rel-column-width="13107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E1" style:family="table-cell">
      <style:table-cell-properties fo:padding="0.0382in" fo:border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3.4625in" style:rel-column-width="32767*"/>
    </style:style>
    <style:style style:name="Table22.B" style:family="table-column">
      <style:table-column-properties style:column-width="3.4625in" style:rel-column-width="32768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B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6f9bf" officeooo:paragraph-rsid="0016f9bf"/>
    </style:style>
    <style:style style:name="P2" style:family="paragraph" style:parent-style-name="Standard">
      <style:text-properties officeooo:rsid="0016f9bf" officeooo:paragraph-rsid="0018c0a6"/>
    </style:style>
    <style:style style:name="P3" style:family="paragraph" style:parent-style-name="Standard">
      <style:text-properties officeooo:rsid="0016f9bf" officeooo:paragraph-rsid="001ce464"/>
    </style:style>
    <style:style style:name="P4" style:family="paragraph" style:parent-style-name="Standard">
      <style:text-properties officeooo:paragraph-rsid="0018c0a6"/>
    </style:style>
    <style:style style:name="P5" style:family="paragraph" style:parent-style-name="Standard">
      <style:text-properties officeooo:rsid="0018c0a6" officeooo:paragraph-rsid="0018c0a6"/>
    </style:style>
    <style:style style:name="P6" style:family="paragraph" style:parent-style-name="Standard">
      <style:text-properties officeooo:rsid="0018c0a6" officeooo:paragraph-rsid="001ce464"/>
    </style:style>
    <style:style style:name="P7" style:family="paragraph" style:parent-style-name="Standard">
      <style:text-properties officeooo:paragraph-rsid="001ce464"/>
    </style:style>
    <style:style style:name="P8" style:family="paragraph" style:parent-style-name="Table_20_Contents">
      <style:text-properties officeooo:rsid="0016f9bf" officeooo:paragraph-rsid="0016f9bf"/>
    </style:style>
    <style:style style:name="P9" style:family="paragraph" style:parent-style-name="Table_20_Contents">
      <style:text-properties officeooo:rsid="0016f9bf" officeooo:paragraph-rsid="001ce464"/>
    </style:style>
    <style:style style:name="P10" style:family="paragraph" style:parent-style-name="Table_20_Contents">
      <style:text-properties officeooo:rsid="0018c0a6" officeooo:paragraph-rsid="0018c0a6"/>
    </style:style>
    <style:style style:name="P11" style:family="paragraph" style:parent-style-name="Table_20_Contents">
      <style:text-properties officeooo:rsid="0018c0a6" officeooo:paragraph-rsid="001ce464"/>
    </style:style>
    <style:style style:name="P12" style:family="paragraph" style:parent-style-name="Table_20_Contents">
      <style:text-properties style:text-underline-style="solid" style:text-underline-width="auto" style:text-underline-color="font-color" officeooo:rsid="0016f9bf" officeooo:paragraph-rsid="0016f9bf"/>
    </style:style>
    <style:style style:name="P13" style:family="paragraph" style:parent-style-name="Table_20_Contents">
      <style:text-properties style:text-underline-style="solid" style:text-underline-width="auto" style:text-underline-color="font-color" officeooo:rsid="0016f9bf" officeooo:paragraph-rsid="0018c0a6"/>
    </style:style>
    <style:style style:name="P14" style:family="paragraph" style:parent-style-name="Table_20_Contents">
      <style:text-properties style:text-underline-style="solid" style:text-underline-width="auto" style:text-underline-color="font-color" officeooo:rsid="0016f9bf" officeooo:paragraph-rsid="001ce464"/>
    </style:style>
    <style:style style:name="P15" style:family="paragraph" style:parent-style-name="Table_20_Contents">
      <style:text-properties style:text-underline-style="solid" style:text-underline-width="auto" style:text-underline-color="font-color" officeooo:rsid="0018c0a6" officeooo:paragraph-rsid="0018c0a6"/>
    </style:style>
    <style:style style:name="P16" style:family="paragraph" style:parent-style-name="Table_20_Contents">
      <style:text-properties style:text-underline-style="solid" style:text-underline-width="auto" style:text-underline-color="font-color" officeooo:rsid="0018c0a6" officeooo:paragraph-rsid="001ce464"/>
    </style:style>
    <style:style style:name="P17" style:family="paragraph" style:parent-style-name="Standard">
      <style:text-properties officeooo:rsid="0016f9bf" officeooo:paragraph-rsid="001ce464"/>
    </style:style>
    <style:style style:name="P18" style:family="paragraph" style:parent-style-name="Standard">
      <style:text-properties officeooo:paragraph-rsid="001ce464"/>
    </style:style>
    <style:style style:name="P19" style:family="paragraph" style:parent-style-name="Standard">
      <style:text-properties fo:font-size="8pt" officeooo:paragraph-rsid="001ce464" style:font-size-asian="8pt" style:font-size-complex="8pt"/>
    </style:style>
    <style:style style:name="P20" style:family="paragraph" style:parent-style-name="Standard">
      <style:paragraph-properties fo:break-before="page"/>
      <style:text-properties officeooo:paragraph-rsid="001ce464"/>
    </style:style>
    <style:style style:name="P21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4986*" fo:start-indent="0in" fo:end-indent="0.1in"/>
          <style:column style:rel-width="4986*" fo:start-indent="0.1in" fo:end-indent="0in"/>
        </style:columns>
      </style:section-properties>
    </style:style>
    <style:style style:name="gr1" style:family="graphic">
      <style:graphic-properties draw:marker-start="Arrowheads_20_2" draw:marker-end="Arrowheads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T_OBJECT</text:p>
      <table:table table:name="Table1" table:style-name="Table1">
        <table:table-column table:style-name="Table1.A" table:number-columns-repeated="6"/>
        <table:table-column table:style-name="Table1.G"/>
        <table:table-row table:style-name="TableLine140061031266768">
          <table:table-cell table:style-name="Table1.A1" office:value-type="string">
            <text:p text:style-name="P12"><draw:line text:anchor-type="paragraph" draw:z-index="2" draw:name="Line 3" draw:style-name="gr1" draw:text-style-name="P21" svg:x1="0.7638in" svg:y1="5.4429in" svg:x2="0.5902in" svg:y2="0.0783in"><text:p/></draw:line><draw:line text:anchor-type="paragraph" draw:z-index="7" draw:name="Line 8" draw:style-name="gr1" draw:text-style-name="P21" svg:x1="0.7291in" svg:y1="6.3366in" svg:x2="0.5902in" svg:y2="0.0783in"><text:p/></draw:line><draw:line text:anchor-type="paragraph" draw:z-index="8" draw:name="Line 9" draw:style-name="gr1" draw:text-style-name="P21" svg:x1="0.7291in" svg:y1="7.1618in" svg:x2="0.5902in" svg:y2="0.0783in"><text:p/></draw:line><draw:line text:anchor-type="paragraph" draw:z-index="9" draw:name="Line 10" draw:style-name="gr1" draw:text-style-name="P21" svg:x1="1.0154in" svg:y1="7.9512in" svg:x2="0.5902in" svg:y2="0.0783in"><text:p/></draw:line><draw:line text:anchor-type="paragraph" draw:z-index="10" draw:name="Line 11" draw:style-name="gr1" draw:text-style-name="P21" svg:x1="1.5102in" svg:y1="8.802in" svg:x2="0.5902in" svg:y2="0.0783in"><text:p/></draw:line>id_no</text:p>
          </table:table-cell>
          <table:table-cell table:style-name="Table1.A1" office:value-type="string">
            <text:p text:style-name="P8">Title</text:p>
          </table:table-cell>
          <table:table-cell table:style-name="Table1.A1" office:value-type="string">
            <text:p text:style-name="P8"><draw:line text:anchor-type="paragraph" draw:z-index="1" draw:name="Line 2" draw:style-name="gr1" draw:text-style-name="P21" svg:x1="1.3201in" svg:y1="2.0575in" svg:x2="0.8165in" svg:y2="0.061in"><text:p/></draw:line><draw:line text:anchor-type="paragraph" draw:z-index="0" draw:name="Line 1" draw:style-name="gr1" draw:text-style-name="P21" svg:x1="4.4106in" svg:y1="1.1201in" svg:x2="0.8689in" svg:y2="0.061in"><text:p/></draw:line>Description</text:p>
          </table:table-cell>
          <table:table-cell table:style-name="Table1.A1" office:value-type="string">
            <text:p text:style-name="P8">Year</text:p>
          </table:table-cell>
          <table:table-cell table:style-name="Table1.A1" office:value-type="string">
            <text:p text:style-name="P8">Origin</text:p>
          </table:table-cell>
          <table:table-cell table:style-name="Table1.A1" office:value-type="string">
            <text:p text:style-name="P8">Epoch</text:p>
          </table:table-cell>
          <table:table-cell table:style-name="Table1.G1" office:value-type="string">
            <text:p text:style-name="P8">Artist</text:p>
          </table:table-cell>
        </table:table-row>
      </table:table>
      <text:p text:style-name="P1"/>
      <text:p text:style-name="P1"/>
      <text:p text:style-name="P1">ARTIST</text:p>
      <table:table table:name="Table2" table:style-name="Table2">
        <table:table-column table:style-name="Table2.A" table:number-columns-repeated="6"/>
        <table:table-column table:style-name="Table2.G"/>
        <table:table-row table:style-name="TableLine94564303336128">
          <table:table-cell table:style-name="Table2.A1" office:value-type="string">
            <text:p text:style-name="P12"><draw:line text:anchor-type="paragraph" draw:z-index="3" draw:name="Line 4" draw:style-name="gr1" draw:text-style-name="P21" svg:x1="2.352in" svg:y1="4.5201in" svg:x2="5.4075in" svg:y2="0.2756in"><text:p/></draw:line><draw:line text:anchor-type="paragraph" draw:z-index="4" draw:name="Line 5" draw:style-name="gr1" draw:text-style-name="P21" svg:x1="2.022in" svg:y1="5.3535in" svg:x2="5.4075in" svg:y2="0.2756in"><text:p/></draw:line><draw:line text:anchor-type="paragraph" draw:z-index="5" draw:name="Line 6" draw:style-name="gr1" draw:text-style-name="P21" svg:x1="2.022in" svg:y1="6.1783in" svg:x2="5.4075in" svg:y2="0.2756in"><text:p/></draw:line><draw:line text:anchor-type="paragraph" draw:z-index="6" draw:name="Line 7" draw:style-name="gr1" draw:text-style-name="P21" svg:x1="3.3937in" svg:y1="7.0547in" svg:x2="5.4075in" svg:y2="0.2756in"><text:p/></draw:line>Name</text:p>
          </table:table-cell>
          <table:table-cell table:style-name="Table2.A1" office:value-type="string">
            <text:p text:style-name="P8">DateBorn</text:p>
          </table:table-cell>
          <table:table-cell table:style-name="Table2.A1" office:value-type="string">
            <text:p text:style-name="P8">DateDied</text:p>
          </table:table-cell>
          <table:table-cell table:style-name="Table2.A1" office:value-type="string">
            <text:p text:style-name="P8">Epoch</text:p>
          </table:table-cell>
          <table:table-cell table:style-name="Table2.A1" office:value-type="string">
            <text:p text:style-name="P8">CountryOfOrigin</text:p>
          </table:table-cell>
          <table:table-cell table:style-name="Table2.A1" office:value-type="string">
            <text:p text:style-name="P12">MainStyle</text:p>
          </table:table-cell>
          <table:table-cell table:style-name="Table2.G1" office:value-type="string">
            <text:p text:style-name="P8">Description</text:p>
          </table:table-cell>
        </table:table-row>
      </table:table>
      <text:p text:style-name="P1"/>
      <text:p text:style-name="P1"/>
      <text:p text:style-name="P1">COLLECTIONS</text:p>
      <table:table table:name="Table3" table:style-name="Table3">
        <table:table-column table:style-name="Table3.A" table:number-columns-repeated="5"/>
        <table:table-column table:style-name="Table3.F"/>
        <table:table-row table:style-name="TableLine94564303499296">
          <table:table-cell table:style-name="Table3.A1" office:value-type="string">
            <text:p text:style-name="P12"><draw:line text:anchor-type="paragraph" draw:z-index="12" draw:name="Line 13" draw:style-name="gr1" draw:text-style-name="P21" svg:x1="1.2587in" svg:y1="1.8783in" svg:x2="0.4689in" svg:y2="0.0465in"><text:p/></draw:line><draw:line text:anchor-type="paragraph" draw:z-index="13" draw:name="Line 14" draw:style-name="gr1" draw:text-style-name="P21" svg:x1="0.9378in" svg:y1="2.6421in" svg:x2="0.4689in" svg:y2="0.0465in"><text:p/></draw:line>Name</text:p>
          </table:table-cell>
          <table:table-cell table:style-name="Table3.A1" office:value-type="string">
            <text:p text:style-name="P8">Type</text:p>
          </table:table-cell>
          <table:table-cell table:style-name="Table3.A1" office:value-type="string">
            <text:p text:style-name="P8">Description</text:p>
          </table:table-cell>
          <table:table-cell table:style-name="Table3.A1" office:value-type="string">
            <text:p text:style-name="P8">Address</text:p>
          </table:table-cell>
          <table:table-cell table:style-name="Table3.A1" office:value-type="string">
            <text:p text:style-name="P8">Phone</text:p>
          </table:table-cell>
          <table:table-cell table:style-name="Table3.F1" office:value-type="string">
            <text:p text:style-name="P8">ContactPerson</text:p>
          </table:table-cell>
        </table:table-row>
      </table:table>
      <text:p text:style-name="P1"/>
      <text:p text:style-name="P1"/>
      <text:p text:style-name="P1">EXHIBITIONS</text:p>
      <table:table table:name="Table4" table:style-name="Table4">
        <table:table-column table:style-name="Table4.A" table:number-columns-repeated="3"/>
        <table:table-row table:style-name="TableLine94564303516528">
          <table:table-cell table:style-name="Table4.A1" office:value-type="string">
            <text:p text:style-name="P12">Name</text:p>
          </table:table-cell>
          <table:table-cell table:style-name="Table4.A1" office:value-type="string">
            <text:p text:style-name="P8">StartDate</text:p>
          </table:table-cell>
          <table:table-cell table:style-name="Table4.C1" office:value-type="string">
            <text:p text:style-name="P8"><draw:line text:anchor-type="paragraph" draw:z-index="11" draw:name="Line 12" draw:style-name="gr1" draw:text-style-name="P21" svg:x1="0.687in" svg:y1="6.0165in" svg:x2="-3.5492in" svg:y2="0.0701in"><text:p/></draw:line>EndDate</text:p>
          </table:table-cell>
        </table:table-row>
      </table:table>
      <text:p text:style-name="P1"/>
      <text:p text:style-name="P1"/>
      <text:p text:style-name="P1">BORROWED</text:p>
      <table:table table:name="Table5" table:style-name="Table5">
        <table:table-column table:style-name="Table5.A" table:number-columns-repeated="3"/>
        <table:table-row table:style-name="TableLine94564303568704">
          <table:table-cell table:style-name="Table5.A1" office:value-type="string">
            <text:p text:style-name="P12">Collection</text:p>
          </table:table-cell>
          <table:table-cell table:style-name="Table5.A1" office:value-type="string">
            <text:p text:style-name="P8">DateBorrowed</text:p>
          </table:table-cell>
          <table:table-cell table:style-name="Table5.C1" office:value-type="string">
            <text:p text:style-name="P8">DateReturned</text:p>
          </table:table-cell>
        </table:table-row>
      </table:table>
      <text:p text:style-name="P1"/>
      <text:p text:style-name="P1"/>
      <text:p text:style-name="P1">PERMANENT_COLLECTION</text:p>
      <table:table table:name="Table6" table:style-name="Table6">
        <table:table-column table:style-name="Table6.A" table:number-columns-repeated="3"/>
        <table:table-column table:style-name="Table6.D"/>
        <table:table-row table:style-name="TableLine94564303550448">
          <table:table-cell table:style-name="Table6.A1" office:value-type="string">
            <text:p text:style-name="P12">Collection</text:p>
          </table:table-cell>
          <table:table-cell table:style-name="Table6.A1" office:value-type="string">
            <text:p text:style-name="P8">DateAquried</text:p>
          </table:table-cell>
          <table:table-cell table:style-name="Table6.A1" office:value-type="string">
            <text:p text:style-name="P8">Status</text:p>
          </table:table-cell>
          <table:table-cell table:style-name="Table6.D1" office:value-type="string">
            <text:p text:style-name="P8">Cost</text:p>
          </table:table-cell>
        </table:table-row>
      </table:table>
      <text:p text:style-name="P1"/>
      <text:p text:style-name="P1"/>
      <text:p text:style-name="P1">PAINTING</text:p>
      <table:table table:name="Table7" table:style-name="Table7">
        <table:table-column table:style-name="Table7.A" table:number-columns-repeated="3"/>
        <table:table-column table:style-name="Table7.D"/>
        <table:table-row table:style-name="TableLine94564303541024">
          <table:table-cell table:style-name="Table7.A1" office:value-type="string">
            <text:p text:style-name="P12">id_no</text:p>
          </table:table-cell>
          <table:table-cell table:style-name="Table7.A1" office:value-type="string">
            <text:p text:style-name="P10">Style</text:p>
          </table:table-cell>
          <table:table-cell table:style-name="Table7.A1" office:value-type="string">
            <text:p text:style-name="P10">PaintType</text:p>
          </table:table-cell>
          <table:table-cell table:style-name="Table7.D1" office:value-type="string">
            <text:p text:style-name="P10">Drawn_on</text:p>
          </table:table-cell>
        </table:table-row>
      </table:table>
      <text:p text:style-name="P1"/>
      <text:p text:style-name="P1"/>
      <text:p text:style-name="P5">SCULPTURE</text:p>
      <table:table table:name="Table8" table:style-name="Table8">
        <table:table-column table:style-name="Table8.A" table:number-columns-repeated="5"/>
        <table:table-row table:style-name="TableLine94564303556416">
          <table:table-cell table:style-name="Table8.A1" office:value-type="string">
            <text:p text:style-name="P13">id_no</text:p>
          </table:table-cell>
          <table:table-cell table:style-name="Table8.A1" office:value-type="string">
            <text:p text:style-name="P10">Style</text:p>
          </table:table-cell>
          <table:table-cell table:style-name="Table8.A1" office:value-type="string">
            <text:p text:style-name="P10">Weight</text:p>
          </table:table-cell>
          <table:table-cell table:style-name="Table8.A1" office:value-type="string">
            <text:p text:style-name="P10">Height</text:p>
          </table:table-cell>
          <table:table-cell table:style-name="Table8.E1" office:value-type="string">
            <text:p text:style-name="P10">Material</text:p>
          </table:table-cell>
        </table:table-row>
      </table:table>
      <text:p text:style-name="P2"/>
      <text:p text:style-name="P2"/>
      <text:p text:style-name="P5">STATUE</text:p>
      <table:table table:name="Table9" table:style-name="Table9">
        <table:table-column table:style-name="Table9.A" table:number-columns-repeated="5"/>
        <table:table-row table:style-name="TableLine94564303563184">
          <table:table-cell table:style-name="Table9.A1" office:value-type="string">
            <text:p text:style-name="P13">id_no</text:p>
          </table:table-cell>
          <table:table-cell table:style-name="Table9.A1" office:value-type="string">
            <text:p text:style-name="P10">Style</text:p>
          </table:table-cell>
          <table:table-cell table:style-name="Table9.A1" office:value-type="string">
            <text:p text:style-name="P10">Weight</text:p>
          </table:table-cell>
          <table:table-cell table:style-name="Table9.A1" office:value-type="string">
            <text:p text:style-name="P10">Height</text:p>
          </table:table-cell>
          <table:table-cell table:style-name="Table9.E1" office:value-type="string">
            <text:p text:style-name="P10">Material</text:p>
          </table:table-cell>
        </table:table-row>
      </table:table>
      <text:p text:style-name="P2"/>
      <text:p text:style-name="P2"/>
      <text:p text:style-name="P5">OTHER</text:p>
      <table:table table:name="Table10" table:style-name="Table10">
        <table:table-column table:style-name="Table10.A" table:number-columns-repeated="3"/>
        <table:table-row table:style-name="TableLine94564303574256">
          <table:table-cell table:style-name="Table10.A1" office:value-type="string">
            <text:p text:style-name="P10">id_no</text:p>
          </table:table-cell>
          <table:table-cell table:style-name="Table10.A1" office:value-type="string">
            <text:p text:style-name="P10">Style</text:p>
          </table:table-cell>
          <table:table-cell table:style-name="Table10.C1" office:value-type="string">
            <text:p text:style-name="P10">Weight</text:p>
          </table:table-cell>
        </table:table-row>
      </table:table>
      <text:p text:style-name="P4"/>
      <text:p text:style-name="P4"/>
      <text:p text:style-name="P5">DISPLAY</text:p>
      <table:table table:name="Table11" table:style-name="Table11">
        <table:table-column table:style-name="Table11.A"/>
        <table:table-column table:style-name="Table11.B"/>
        <table:table-row table:style-name="TableLine94564303581872">
          <table:table-cell table:style-name="Table11.A1" office:value-type="string">
            <text:p text:style-name="P15">id_no</text:p>
          </table:table-cell>
          <table:table-cell table:style-name="Table11.B1" office:value-type="string">
            <text:p text:style-name="P10">Name</text:p>
          </table:table-cell>
        </table:table-row>
      </table:table>
      <text:p text:style-name="P4"/>
      <text:p text:style-name="P3"><text:soft-page-break/>ART_OBJECT</text:p>
      <table:table table:name="Table12" table:style-name="Table12">
        <table:table-column table:style-name="Table12.A" table:number-columns-repeated="6"/>
        <table:table-column table:style-name="Table12.G"/>
        <table:table-row table:style-name="TableLine94564303587968">
          <table:table-cell table:style-name="Table12.A1" office:value-type="string">
            <text:p text:style-name="P14">id_no</text:p>
          </table:table-cell>
          <table:table-cell table:style-name="Table12.A1" office:value-type="string">
            <text:p text:style-name="P9">Title</text:p>
          </table:table-cell>
          <table:table-cell table:style-name="Table12.A1" office:value-type="string">
            <text:p text:style-name="P9">Description</text:p>
          </table:table-cell>
          <table:table-cell table:style-name="Table12.A1" office:value-type="string">
            <text:p text:style-name="P9">Year</text:p>
          </table:table-cell>
          <table:table-cell table:style-name="Table12.A1" office:value-type="string">
            <text:p text:style-name="P9">Origin</text:p>
          </table:table-cell>
          <table:table-cell table:style-name="Table12.A1" office:value-type="string">
            <text:p text:style-name="P9">Epoch</text:p>
          </table:table-cell>
          <table:table-cell table:style-name="Table12.G1" office:value-type="string">
            <text:p text:style-name="P9">Artist</text:p>
          </table:table-cell>
        </table:table-row>
      </table:table>
      <text:p text:style-name="P3"/>
      <text:p text:style-name="P3"/>
      <text:p text:style-name="P3">ARTIST</text:p>
      <table:table table:name="Table13" table:style-name="Table13">
        <table:table-column table:style-name="Table13.A" table:number-columns-repeated="6"/>
        <table:table-column table:style-name="Table13.G"/>
        <table:table-row table:style-name="TableLine94564303595440">
          <table:table-cell table:style-name="Table13.A1" office:value-type="string">
            <text:p text:style-name="P14">Name</text:p>
          </table:table-cell>
          <table:table-cell table:style-name="Table13.A1" office:value-type="string">
            <text:p text:style-name="P9">DateBorn</text:p>
          </table:table-cell>
          <table:table-cell table:style-name="Table13.A1" office:value-type="string">
            <text:p text:style-name="P9">DateDied</text:p>
          </table:table-cell>
          <table:table-cell table:style-name="Table13.A1" office:value-type="string">
            <text:p text:style-name="P9">Epoch</text:p>
          </table:table-cell>
          <table:table-cell table:style-name="Table13.A1" office:value-type="string">
            <text:p text:style-name="P9">CountryOfOrigin</text:p>
          </table:table-cell>
          <table:table-cell table:style-name="Table13.A1" office:value-type="string">
            <text:p text:style-name="P14">MainStyle</text:p>
          </table:table-cell>
          <table:table-cell table:style-name="Table13.G1" office:value-type="string">
            <text:p text:style-name="P9">Description</text:p>
          </table:table-cell>
        </table:table-row>
      </table:table>
      <text:p text:style-name="P3"/>
      <text:p text:style-name="P3"/>
      <text:p text:style-name="P3">COLLECTIONS</text:p>
      <table:table table:name="Table14" table:style-name="Table14">
        <table:table-column table:style-name="Table14.A" table:number-columns-repeated="5"/>
        <table:table-column table:style-name="Table14.F"/>
        <table:table-row table:style-name="TableLine94564303604112">
          <table:table-cell table:style-name="Table14.A1" office:value-type="string">
            <text:p text:style-name="P14">Name</text:p>
          </table:table-cell>
          <table:table-cell table:style-name="Table14.A1" office:value-type="string">
            <text:p text:style-name="P9">Type</text:p>
          </table:table-cell>
          <table:table-cell table:style-name="Table14.A1" office:value-type="string">
            <text:p text:style-name="P9">Description</text:p>
          </table:table-cell>
          <table:table-cell table:style-name="Table14.A1" office:value-type="string">
            <text:p text:style-name="P9">Address</text:p>
          </table:table-cell>
          <table:table-cell table:style-name="Table14.A1" office:value-type="string">
            <text:p text:style-name="P9">Phone</text:p>
          </table:table-cell>
          <table:table-cell table:style-name="Table14.F1" office:value-type="string">
            <text:p text:style-name="P9">ContactPerson</text:p>
          </table:table-cell>
        </table:table-row>
      </table:table>
      <text:p text:style-name="P3"/>
      <text:p text:style-name="P3"/>
      <text:p text:style-name="P3">EXHIBITIONS</text:p>
      <table:table table:name="Table15" table:style-name="Table15">
        <table:table-column table:style-name="Table15.A" table:number-columns-repeated="3"/>
        <table:table-row table:style-name="TableLine94564303618880">
          <table:table-cell table:style-name="Table15.A1" office:value-type="string">
            <text:p text:style-name="P14">Name</text:p>
          </table:table-cell>
          <table:table-cell table:style-name="Table15.A1" office:value-type="string">
            <text:p text:style-name="P9">StartDate</text:p>
          </table:table-cell>
          <table:table-cell table:style-name="Table15.C1" office:value-type="string">
            <text:p text:style-name="P9">EndDate</text:p>
          </table:table-cell>
        </table:table-row>
      </table:table>
      <text:p text:style-name="P3"/>
      <text:p text:style-name="P3"/>
      <text:p text:style-name="P3">BORROWED</text:p>
      <table:table table:name="Table16" table:style-name="Table16">
        <table:table-column table:style-name="Table16.A" table:number-columns-repeated="3"/>
        <table:table-row table:style-name="TableLine94564303627216">
          <table:table-cell table:style-name="Table16.A1" office:value-type="string">
            <text:p text:style-name="P14">Collection</text:p>
          </table:table-cell>
          <table:table-cell table:style-name="Table16.A1" office:value-type="string">
            <text:p text:style-name="P9">DateBorrowed</text:p>
          </table:table-cell>
          <table:table-cell table:style-name="Table16.C1" office:value-type="string">
            <text:p text:style-name="P9">DateReturned</text:p>
          </table:table-cell>
        </table:table-row>
      </table:table>
      <text:p text:style-name="P3"/>
      <text:p text:style-name="P3"/>
      <text:p text:style-name="P3">PERMANENT_COLLECTION</text:p>
      <table:table table:name="Table17" table:style-name="Table17">
        <table:table-column table:style-name="Table17.A" table:number-columns-repeated="3"/>
        <table:table-column table:style-name="Table17.D"/>
        <table:table-row table:style-name="TableLine94564303633120">
          <table:table-cell table:style-name="Table17.A1" office:value-type="string">
            <text:p text:style-name="P14">Collection</text:p>
          </table:table-cell>
          <table:table-cell table:style-name="Table17.A1" office:value-type="string">
            <text:p text:style-name="P9">DateAquried</text:p>
          </table:table-cell>
          <table:table-cell table:style-name="Table17.A1" office:value-type="string">
            <text:p text:style-name="P9">Status</text:p>
          </table:table-cell>
          <table:table-cell table:style-name="Table17.D1" office:value-type="string">
            <text:p text:style-name="P9">Cost</text:p>
          </table:table-cell>
        </table:table-row>
      </table:table>
      <text:p text:style-name="P3"/>
      <text:p text:style-name="P3"/>
      <text:p text:style-name="P3">PAINTING</text:p>
      <table:table table:name="Table18" table:style-name="Table18">
        <table:table-column table:style-name="Table18.A" table:number-columns-repeated="3"/>
        <table:table-column table:style-name="Table18.D"/>
        <table:table-row table:style-name="TableLine94564303639520">
          <table:table-cell table:style-name="Table18.A1" office:value-type="string">
            <text:p text:style-name="P14">id_no</text:p>
          </table:table-cell>
          <table:table-cell table:style-name="Table18.A1" office:value-type="string">
            <text:p text:style-name="P11">Style</text:p>
          </table:table-cell>
          <table:table-cell table:style-name="Table18.A1" office:value-type="string">
            <text:p text:style-name="P11">PaintType</text:p>
          </table:table-cell>
          <table:table-cell table:style-name="Table18.D1" office:value-type="string">
            <text:p text:style-name="P11">Drawn_on</text:p>
          </table:table-cell>
        </table:table-row>
      </table:table>
      <text:p text:style-name="P3"/>
      <text:p text:style-name="P3"/>
      <text:p text:style-name="P6">SCULPTURE</text:p>
      <table:table table:name="Table19" table:style-name="Table19">
        <table:table-column table:style-name="Table19.A" table:number-columns-repeated="5"/>
        <table:table-row table:style-name="TableLine94564303646464">
          <table:table-cell table:style-name="Table19.A1" office:value-type="string">
            <text:p text:style-name="P14">id_no</text:p>
          </table:table-cell>
          <table:table-cell table:style-name="Table19.A1" office:value-type="string">
            <text:p text:style-name="P11">Style</text:p>
          </table:table-cell>
          <table:table-cell table:style-name="Table19.A1" office:value-type="string">
            <text:p text:style-name="P11">Weight</text:p>
          </table:table-cell>
          <table:table-cell table:style-name="Table19.A1" office:value-type="string">
            <text:p text:style-name="P11">Height</text:p>
          </table:table-cell>
          <table:table-cell table:style-name="Table19.E1" office:value-type="string">
            <text:p text:style-name="P11">Material</text:p>
          </table:table-cell>
        </table:table-row>
      </table:table>
      <text:p text:style-name="P3"/>
      <text:p text:style-name="P3"/>
      <text:p text:style-name="P6">STATUE</text:p>
      <table:table table:name="Table20" table:style-name="Table20">
        <table:table-column table:style-name="Table20.A" table:number-columns-repeated="5"/>
        <table:table-row table:style-name="TableLine94564303653328">
          <table:table-cell table:style-name="Table20.A1" office:value-type="string">
            <text:p text:style-name="P14">id_no</text:p>
          </table:table-cell>
          <table:table-cell table:style-name="Table20.A1" office:value-type="string">
            <text:p text:style-name="P11">Style</text:p>
          </table:table-cell>
          <table:table-cell table:style-name="Table20.A1" office:value-type="string">
            <text:p text:style-name="P11">Weight</text:p>
          </table:table-cell>
          <table:table-cell table:style-name="Table20.A1" office:value-type="string">
            <text:p text:style-name="P11">Height</text:p>
          </table:table-cell>
          <table:table-cell table:style-name="Table20.E1" office:value-type="string">
            <text:p text:style-name="P11">Material</text:p>
          </table:table-cell>
        </table:table-row>
      </table:table>
      <text:p text:style-name="P3"/>
      <text:p text:style-name="P3"/>
      <text:p text:style-name="P6">OTHER</text:p>
      <table:table table:name="Table21" table:style-name="Table21">
        <table:table-column table:style-name="Table21.A" table:number-columns-repeated="3"/>
        <table:table-row table:style-name="TableLine94564303661184">
          <table:table-cell table:style-name="Table21.A1" office:value-type="string">
            <text:p text:style-name="P11">id_no</text:p>
          </table:table-cell>
          <table:table-cell table:style-name="Table21.A1" office:value-type="string">
            <text:p text:style-name="P11">Style</text:p>
          </table:table-cell>
          <table:table-cell table:style-name="Table21.C1" office:value-type="string">
            <text:p text:style-name="P11">Weight</text:p>
          </table:table-cell>
        </table:table-row>
      </table:table>
      <text:p text:style-name="P7"/>
      <text:p text:style-name="P7"/>
      <text:p text:style-name="P6">DISPLAY</text:p>
      <table:table table:name="Table22" table:style-name="Table22">
        <table:table-column table:style-name="Table22.A"/>
        <table:table-column table:style-name="Table22.B"/>
        <table:table-row table:style-name="TableLine94564303668640">
          <table:table-cell table:style-name="Table22.A1" office:value-type="string">
            <text:p text:style-name="P16">id_no</text:p>
          </table:table-cell>
          <table:table-cell table:style-name="Table22.B1" office:value-type="string">
            <text:p text:style-name="P11">Name</text:p>
          </table:table-cell>
        </table:table-row>
      </table:table>
      <text:p text:style-name="P7"/>
      <text:section text:style-name="Sect1" text:name="Section1">
        <text:p text:style-name="P20"><text:span text:style-name="T1">CREATE TABLE ARTIST (</text:span></text:p>
        <text:p text:style-name="P19"><text:s text:c="4"/>Name VARCHAR(20) NOT NULL,</text:p>
        <text:p text:style-name="P19"><text:s text:c="4"/>DateBorn DATE,</text:p>
        <text:p text:style-name="P19"><text:s text:c="4"/>DateDied DATE,</text:p>
        <text:p text:style-name="P19"><text:s text:c="4"/>Epoch VARCHAR(20),</text:p>
        <text:p text:style-name="P19"><text:s text:c="4"/>CountryOfOrigin VARCHAR(20),</text:p>
        <text:p text:style-name="P19"><text:s text:c="4"/>MainStyle VARCHAR(20),</text:p>
        <text:p text:style-name="P19"><text:s text:c="4"/>Description VARCHAR(20),</text:p>
        <text:p text:style-name="P19"><text:s text:c="4"/>PRIMARY KEY(Name),</text:p>
        <text:p text:style-name="P19"><text:s text:c="4"/>UNIQUE(Name)</text:p>
        <text:p text:style-name="P19">);</text:p>
        <text:p text:style-name="P19">CREATE TABLE ART_OBJECT (</text:p>
        <text:p text:style-name="P19"><text:s text:c="4"/>id_no INT NOT NULL,</text:p>
        <text:p text:style-name="P19"><text:s text:c="4"/>Title VARCHAR(15),</text:p>
        <text:p text:style-name="P19"><text:s text:c="4"/>Description VARCHAR(50),</text:p>
        <text:p text:style-name="P19"><text:s text:c="4"/>Year INT,</text:p>
        <text:p text:style-name="P19"><text:s text:c="4"/>Artist VARCHAR(20) NOT NULL,</text:p>
        <text:p text:style-name="P19"><text:s text:c="4"/>PRIMARY KEY(id_no),</text:p>
        <text:p text:style-name="P19"><text:s text:c="4"/>UNIQUE(id_no),</text:p>
        <text:p text:style-name="P19"><text:tab/>FOREIGN KEY (Artist) REFERENCES ARTIST(Name)</text:p>
        <text:p text:style-name="P19">);</text:p>
        <text:p text:style-name="P19">CREATE TABLE PAINTING(</text:p>
        <text:p text:style-name="P19"><text:s text:c="4"/>id_no INT NOT NULL,</text:p>
        <text:p text:style-name="P19"><text:s text:c="4"/>Style VARCHAR(20) NOT NULL,</text:p>
        <text:p text:style-name="P19"><text:s text:c="4"/>PaintType VARCHAR(20) NOT NULL,</text:p>
        <text:p text:style-name="P19"><text:s text:c="4"/>Drawn_on VARCHAR(20) NOT NULL,</text:p>
        <text:p text:style-name="P19"><text:s text:c="4"/>PRIMARY KEY(id_no),</text:p>
        <text:p text:style-name="P19"><text:s text:c="4"/>FOREIGN KEY(id_no) REFERENCES ART_OBJECT(id_no)</text:p>
        <text:p text:style-name="P19">);</text:p>
        <text:p text:style-name="P19">CREATE TABLE SCULPTURE(</text:p>
        <text:p text:style-name="P19"><text:s text:c="4"/>id_no INT NOT NULL,</text:p>
        <text:p text:style-name="P19"><text:s text:c="4"/>Style VARCHAR(20) NOT NULL,</text:p>
        <text:p text:style-name="P19"><text:s text:c="4"/>Weight FLOAT NOT NULL,</text:p>
        <text:p text:style-name="P19"><text:s text:c="4"/>Height FLOAT NOT NULL,</text:p>
        <text:p text:style-name="P19"><text:s text:c="4"/>Material VARCHAR(20) NOT NULL,</text:p>
        <text:p text:style-name="P19"><text:s text:c="4"/>PRIMARY KEY(id_no),</text:p>
        <text:p text:style-name="P19"><text:s text:c="4"/>FOREIGN KEY(id_no) REFERENCES ART_OBJECT(id_no)</text:p>
        <text:p text:style-name="P19">);</text:p>
        <text:p text:style-name="P19">CREATE TABLE STATUE(</text:p>
        <text:p text:style-name="P19"><text:s text:c="4"/>id_no INT NOT NULL,</text:p>
        <text:p text:style-name="P19"><text:s text:c="4"/>Style VARCHAR(20) NOT NULL,</text:p>
        <text:p text:style-name="P19"><text:s text:c="4"/>Weight FLOAT NOT NULL,</text:p>
        <text:p text:style-name="P19"><text:s text:c="4"/>Height FLOAT NOT NULL,</text:p>
        <text:p text:style-name="P19"><text:s text:c="4"/>Material VARCHAR(20) NOT NULL,</text:p>
        <text:p text:style-name="P19"><text:s text:c="4"/>PRIMARY KEY(id_no),</text:p>
        <text:p text:style-name="P19"><text:s text:c="4"/>FOREIGN KEY(id_no) REFERENCES ART_OBJECT(id_no)</text:p>
        <text:p text:style-name="P19">);</text:p>
        <text:p text:style-name="P19">CREATE TABLE OTHER(</text:p>
        <text:p text:style-name="P19"><text:s text:c="4"/>id_no INT NOT NULL,</text:p>
        <text:p text:style-name="P19"><text:s text:c="4"/>Style VARCHAR(20) NOT NULL,</text:p>
        <text:p text:style-name="P19"><text:s text:c="4"/>Weight FLOAT NOT NULL,</text:p>
        <text:p text:style-name="P19"><text:s text:c="4"/>PRIMARY KEY(id_no),</text:p>
        <text:p text:style-name="P19"><text:s text:c="4"/>FOREIGN KEY(id_no) REFERENCES ART_OBJECT(id_no)</text:p>
        <text:p text:style-name="P19">);</text:p>
        <text:p text:style-name="P19">CREATE TABLE COLLECTIONS (</text:p>
        <text:p text:style-name="P19"><text:s text:c="4"/>Name VARCHAR(20) NOT NULL,</text:p>
        <text:p text:style-name="P19"><text:s text:c="4"/>Type VARCHAR(20),</text:p>
        <text:p text:style-name="P19"><text:s text:c="4"/>Description VARCHAR(20),</text:p>
        <text:p text:style-name="P19"><text:s text:c="4"/>Address VARCHAR(20),</text:p>
        <text:p text:style-name="P19"><text:s text:c="4"/>Phone VARCHAR(20),</text:p>
        <text:p text:style-name="P19"><text:s text:c="4"/>ContactPerson VARCHAR(20),</text:p>
        <text:p text:style-name="P19"><text:s text:c="4"/>id_no INT NOT NULL,</text:p>
        <text:p text:style-name="P19"><text:s text:c="4"/>PRIMARY KEY(Name),</text:p>
        <text:p text:style-name="P19"><text:s text:c="4"/>FOREIGN KEY(id_no) REFERENCES ART_OBJECT(id_no)</text:p>
        <text:p text:style-name="P19">);</text:p>
        <text:p text:style-name="P19"/>
        <text:p text:style-name="P19">CREATE TABLE BORROWED(</text:p>
        <text:p text:style-name="P19"><text:s text:c="4"/>Collection VARCHAR(20) NOT NULL,</text:p>
        <text:p text:style-name="P19"><text:s text:c="4"/>DateBorrowed DATE NOT NULL,</text:p>
        <text:p text:style-name="P19"><text:s text:c="4"/>DateReturned DATE NOT NULL,</text:p>
        <text:p text:style-name="P19"><text:s text:c="4"/>PRIMARY KEY(Collection),</text:p>
        <text:p text:style-name="P19"><text:s text:c="4"/>FOREIGN KEY (Collection) REFERENCES COLLECTIONS(Name)</text:p>
        <text:p text:style-name="P19">);</text:p>
        <text:p text:style-name="P19">CREATE TABLE PERMANENT_COLLECTION(</text:p>
        <text:p text:style-name="P19"><text:s text:c="4"/>Collection VARCHAR(20) NOT NULL,</text:p>
        <text:p text:style-name="P19"><text:s text:c="4"/>DateAquired DATE NOT NULL,</text:p>
        <text:p text:style-name="P19"><text:s text:c="4"/>Status VARCHAR(20) NOT NULL,</text:p>
        <text:p text:style-name="P19"><text:s text:c="4"/>Cost FLOAT NOT NULL,</text:p>
        <text:p text:style-name="P19"><text:s text:c="4"/>PRIMARY KEY(Collection),</text:p>
        <text:p text:style-name="P19"><text:s text:c="4"/>FOREIGN KEY (Collection) REFERENCES COLLECTIONS(Name)</text:p>
        <text:p text:style-name="P19">);</text:p>
        <text:p text:style-name="P19">CREATE TABLE EXHIBITIONS(</text:p>
        <text:p text:style-name="P19"><text:s text:c="4"/>Name VARCHAR(20) NOT NULL,</text:p>
        <text:p text:style-name="P19"><text:s text:c="4"/>StartDate DATE NOT NULL,</text:p>
        <text:p text:style-name="P19"><text:s text:c="4"/>EndDate DATE NOT NULL,</text:p>
        <text:p text:style-name="P19"><text:s text:c="4"/>PRIMARY KEY(Name)</text:p>
        <text:p text:style-name="P19">);</text:p>
        <text:p text:style-name="P19">CREATE TABLE EXHIBITS(</text:p>
        <text:p text:style-name="P19"><text:s text:c="4"/>id_no INT NOT NULL,</text:p>
        <text:p text:style-name="P19"><text:s text:c="4"/>Name VARCHAR(20) NOT NULL,</text:p>
        <text:p text:style-name="P19"><text:s text:c="4"/>PRIMARY KEY(id_no),</text:p>
        <text:p text:style-name="P19"><text:s text:c="4"/>FOREIGN KEY(id_no) REFERENCES ART_OBJECT(id_no),</text:p>
        <text:p text:style-name="P19"><text:s text:c="4"/>FOREIGN KEY(Name) REFERENCES EXHIBITIONS(Name)</text:p>
        <text:p text:style-name="P19">);</text:p>
        <text:p text:style-name="P19"/>
        <text:p text:style-name="P19"/>
        <text:p text:style-name="P19">INSERT INTO ARTIST(Name, DateBorn, DateDied, Epoch, CountryOfOrigin, MainStyle, Description)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 Medium" svg:font-family="'Fira Code Medium', 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marker draw:name="Arrowheads_20_1" draw:display-name="Arrowheads 1" svg:viewBox="0 0 20 13" svg:d="M0 13l10-13 10 13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20 40" svg:d="M0 40l10-40 10 4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3T14:18:45.251702866</meta:creation-date>
    <dc:date>2021-11-13T22:42:33.555124078</dc:date>
    <meta:editing-duration>PT1H57M48S</meta:editing-duration>
    <meta:editing-cycles>3</meta:editing-cycles>
    <meta:generator>LibreOffice/7.1.6.2.0$Linux_X86_64 LibreOffice_project/10$Build-2</meta:generator>
    <meta:print-date>2021-11-13T22:19:25.865033552</meta:print-date>
    <meta:document-statistic meta:table-count="22" meta:image-count="0" meta:object-count="0" meta:page-count="3" meta:paragraph-count="214" meta:word-count="407" meta:character-count="3380" meta:non-whitespace-character-count="2906"/>
  </office:meta>
</office:document-meta>
</file>